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42H52M44.560051S" calcext:value-type="time">
            <text:p>942:52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/>
          <table:table-cell table:formula="of:=IF([.C188]-[.B188] &gt; 0; [.C188]-[.B1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8]-[.F188] &gt; 0; [.G188]-[.F188]; 0)" office:value-type="time" office:time-value="PT00H00M00S" calcext:value-type="time">
            <text:p>00:00</text:p>
          </table:table-cell>
          <table:table-cell table:formula="of:=[.D188]+[.H188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Text sprite lighting/coloration, text in-world canvas purge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08H31M47.355S" calcext:value-type="time">
            <text:p>08:3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08:21:09.1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19T09:52:53.683000000</dc:date>
    <meta:editing-duration>P41DT6H21M37S</meta:editing-duration>
    <meta:editing-cycles>1094</meta:editing-cycles>
    <meta:generator>LibreOffice/7.2.6.2$Windows_X86_64 LibreOffice_project/b0ec3a565991f7569a5a7f5d24fed7f52653d754</meta:generator>
    <meta:document-statistic meta:table-count="2" meta:cell-count="1390" meta:object-count="0"/>
  </office:meta>
</office:document-meta>
</file>